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7791in"/>
    </style:style>
    <style:style style:name="co3" style:family="table-column">
      <style:table-column-properties fo:break-before="auto" style:column-width="2.2189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9083in"/>
    </style:style>
    <style:style style:name="co7" style:family="table-column">
      <style:table-column-properties fo:break-before="auto" style:column-width="1.7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CPU BENCHMARK</text:p>
          </table:table-cell>
          <table:table-cell table:number-columns-repeated="6"/>
        </table:table-row>
        <table:table-row table:style-name="ro2">
          <table:table-cell office:value-type="string">
            <text:p>Number of Threads </text:p>
          </table:table-cell>
          <table:table-cell office:value-type="string">
            <text:p>Average GFLOPS</text:p>
          </table:table-cell>
          <table:table-cell office:value-type="string">
            <text:p>Average GIOPS</text:p>
          </table:table-cell>
          <table:table-cell office:value-type="string">
            <text:p>Standard Deviation-GFLOPS</text:p>
          </table:table-cell>
          <table:table-cell office:value-type="string">
            <text:p>Standard Deviation-GIOP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.272">
            <text:p>9.272</text:p>
          </table:table-cell>
          <table:table-cell office:value-type="float" office:value="9.379">
            <text:p>9.379</text:p>
          </table:table-cell>
          <table:table-cell office:value-type="float" office:value="0.102">
            <text:p>0.102</text:p>
          </table:table-cell>
          <table:table-cell office:value-type="float" office:value="0.089">
            <text:p>0.08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2">
            <text:p>16.62</text:p>
          </table:table-cell>
          <table:table-cell office:value-type="float" office:value="18.328">
            <text:p>18.328</text:p>
          </table:table-cell>
          <table:table-cell office:value-type="float" office:value="0.011">
            <text:p>0.011</text:p>
          </table:table-cell>
          <table:table-cell office:value-type="float" office:value="0.001">
            <text:p>0.001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.439">
            <text:p>22.439</text:p>
          </table:table-cell>
          <table:table-cell office:value-type="float" office:value="24.213">
            <text:p>24.213</text:p>
          </table:table-cell>
          <table:table-cell office:value-type="float" office:value="0.005">
            <text:p>0.005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3.087">
            <text:p>23.087</text:p>
          </table:table-cell>
          <table:table-cell office:value-type="float" office:value="24.738">
            <text:p>24.738</text:p>
          </table:table-cell>
          <table:table-cell office:value-type="float" office:value="0.002">
            <text:p>0.002</text:p>
          </table:table-cell>
          <table:table-cell office:value-type="float" office:value="0.092">
            <text:p>0.092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.197">
            <text:p>24.197</text:p>
          </table:table-cell>
          <table:table-cell office:value-type="float" office:value="25.669">
            <text:p>25.669</text:p>
          </table:table-cell>
          <table:table-cell office:value-type="float" office:value="0.001">
            <text:p>0.001</text:p>
          </table:table-cell>
          <table:table-cell office:value-type="float" office:value="0.062">
            <text:p>0.06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4.551">
            <text:p>24.551</text:p>
          </table:table-cell>
          <table:table-cell office:value-type="float" office:value="25.585">
            <text:p>25.585</text:p>
          </table:table-cell>
          <table:table-cell office:value-type="float" office:value="0.052">
            <text:p>0.052</text:p>
          </table:table-cell>
          <table:table-cell office:value-type="float" office:value="0.023">
            <text:p>0.023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5.545">
            <text:p>25.545</text:p>
          </table:table-cell>
          <table:table-cell office:value-type="float" office:value="26.557">
            <text:p>26.557</text:p>
          </table:table-cell>
          <table:table-cell table:number-columns-repeated="2" office:value-type="float" office:value="0.002">
            <text:p>0.002</text:p>
          </table:table-cell>
          <table:table-cell table:number-columns-repeated="2"/>
        </table:table-row>
        <table:table-row table:style-name="ro3" table:number-rows-repeated="3">
          <table:table-cell table:number-columns-repeated="7"/>
        </table:table-row>
        <table:table-row table:style-name="ro1">
          <table:table-cell table:style-name="ce1" office:value-type="string">
            <text:p>NETWORK BENCHMARK</text:p>
          </table:table-cell>
          <table:table-cell table:number-columns-repeated="6"/>
        </table:table-row>
        <table:table-row table:style-name="ro1">
          <table:table-cell table:style-name="ce1" office:value-type="string">
            <text:p>TCP</text:p>
          </table:table-cell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Average Throughput-1KB</text:p>
          </table:table-cell>
          <table:table-cell office:value-type="string">
            <text:p>Average Throughput-64KB</text:p>
          </table:table-cell>
          <table:table-cell office:value-type="string">
            <text:p>Average Throughput -1 Byte</text:p>
          </table:table-cell>
          <table:table-cell office:value-type="string">
            <text:p>Standard Deviation-1KB</text:p>
          </table:table-cell>
          <table:table-cell office:value-type="string">
            <text:p>Standard Deviation-64KB</text:p>
          </table:table-cell>
          <table:table-cell office:value-type="string">
            <text:p>Standard Deviation-1byt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554.23">
            <text:p>4554.23</text:p>
          </table:table-cell>
          <table:table-cell office:value-type="float" office:value="24532.007">
            <text:p>24532.007</text:p>
          </table:table-cell>
          <table:table-cell office:value-type="float" office:value="6.816">
            <text:p>6.816</text:p>
          </table:table-cell>
          <table:table-cell office:value-type="float" office:value="0.002">
            <text:p>0.002</text:p>
          </table:table-cell>
          <table:table-cell table:number-columns-repeated="2" office:value-type="float" office:value="0.034">
            <text:p>0.0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602.388">
            <text:p>7602.388</text:p>
          </table:table-cell>
          <table:table-cell office:value-type="float" office:value="30335.395">
            <text:p>30335.395</text:p>
          </table:table-cell>
          <table:table-cell office:value-type="float" office:value="8.323">
            <text:p>8.323</text:p>
          </table:table-cell>
          <table:table-cell office:value-type="float" office:value="0.786">
            <text:p>0.786</text:p>
          </table:table-cell>
          <table:table-cell office:value-type="float" office:value="0.076">
            <text:p>0.076</text:p>
          </table:table-cell>
          <table:table-cell office:value-type="float" office:value="0.029">
            <text:p>0.029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542.02">
            <text:p>10542.02</text:p>
          </table:table-cell>
          <table:table-cell office:value-type="float" office:value="50096.764">
            <text:p>50096.764</text:p>
          </table:table-cell>
          <table:table-cell office:value-type="float" office:value="10.833">
            <text:p>10.833</text:p>
          </table:table-cell>
          <table:table-cell office:value-type="float" office:value="0.233">
            <text:p>0.233</text:p>
          </table:table-cell>
          <table:table-cell office:value-type="float" office:value="0.089">
            <text:p>0.089</text:p>
          </table:table-cell>
          <table:table-cell office:value-type="float" office:value="0.006">
            <text:p>0.0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336.91">
            <text:p>11336.91</text:p>
          </table:table-cell>
          <table:table-cell office:value-type="float" office:value="64941.198">
            <text:p>64941.198</text:p>
          </table:table-cell>
          <table:table-cell office:value-type="float" office:value="15.68">
            <text:p>15.68</text:p>
          </table:table-cell>
          <table:table-cell office:value-type="float" office:value="0.893">
            <text:p>0.893</text:p>
          </table:table-cell>
          <table:table-cell office:value-type="float" office:value="0.0278">
            <text:p>0.0278</text:p>
          </table:table-cell>
          <table:table-cell office:value-type="float" office:value="0.032">
            <text:p>0.0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6371.998">
            <text:p>16371.998</text:p>
          </table:table-cell>
          <table:table-cell office:value-type="float" office:value="82056.473">
            <text:p>82056.473</text:p>
          </table:table-cell>
          <table:table-cell office:value-type="float" office:value="18.299">
            <text:p>18.299</text:p>
          </table:table-cell>
          <table:table-cell office:value-type="float" office:value="0.002">
            <text:p>0.002</text:p>
          </table:table-cell>
          <table:table-cell office:value-type="float" office:value="0.0458">
            <text:p>0.0458</text:p>
          </table:table-cell>
          <table:table-cell office:value-type="float" office:value="0.023">
            <text:p>0.023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308.817">
            <text:p>19308.817</text:p>
          </table:table-cell>
          <table:table-cell office:value-type="float" office:value="159483.152">
            <text:p>159483.152</text:p>
          </table:table-cell>
          <table:table-cell office:value-type="float" office:value="19.479">
            <text:p>19.479</text:p>
          </table:table-cell>
          <table:table-cell office:value-type="float" office:value="0.056">
            <text:p>0.056</text:p>
          </table:table-cell>
          <table:table-cell office:value-type="float" office:value="0.096">
            <text:p>0.096</text:p>
          </table:table-cell>
          <table:table-cell office:value-type="float" office:value="0.065">
            <text:p>0.065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UDP</text:p>
          </table:table-cell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Average Throughput-1KB</text:p>
          </table:table-cell>
          <table:table-cell office:value-type="string">
            <text:p>Average Throughput-64KB</text:p>
          </table:table-cell>
          <table:table-cell office:value-type="string">
            <text:p>Average Throughput-1 Byte</text:p>
          </table:table-cell>
          <table:table-cell office:value-type="string">
            <text:p>Standard Deviation-1KB</text:p>
          </table:table-cell>
          <table:table-cell office:value-type="string">
            <text:p>Standard Deviation-64KB</text:p>
          </table:table-cell>
          <table:table-cell office:value-type="string">
            <text:p>Standard Deviation-1byt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551.369">
            <text:p>1551.369</text:p>
          </table:table-cell>
          <table:table-cell office:value-type="float" office:value="38424.817">
            <text:p>38424.817</text:p>
          </table:table-cell>
          <table:table-cell office:value-type="float" office:value="1.526">
            <text:p>1.526</text:p>
          </table:table-cell>
          <table:table-cell office:value-type="float" office:value="0.763">
            <text:p>0.763</text:p>
          </table:table-cell>
          <table:table-cell office:value-type="float" office:value="0.0034">
            <text:p>0.0034</text:p>
          </table:table-cell>
          <table:table-cell office:value-type="float" office:value="0.01">
            <text:p>0.0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39.116">
            <text:p>1939.116</text:p>
          </table:table-cell>
          <table:table-cell office:value-type="float" office:value="40746.238">
            <text:p>40746.238</text:p>
          </table:table-cell>
          <table:table-cell office:value-type="float" office:value="2.011">
            <text:p>2.011</text:p>
          </table:table-cell>
          <table:table-cell office:value-type="float" office:value="0.895">
            <text:p>0.895</text:p>
          </table:table-cell>
          <table:table-cell office:value-type="float" office:value="0.0345">
            <text:p>0.0345</text:p>
          </table:table-cell>
          <table:table-cell office:value-type="float" office:value="0.033">
            <text:p>0.03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01.886">
            <text:p>4701.886</text:p>
          </table:table-cell>
          <table:table-cell office:value-type="float" office:value="83879.714">
            <text:p>83879.714</text:p>
          </table:table-cell>
          <table:table-cell office:value-type="float" office:value="3.829">
            <text:p>3.829</text:p>
          </table:table-cell>
          <table:table-cell office:value-type="float" office:value="0.003">
            <text:p>0.003</text:p>
          </table:table-cell>
          <table:table-cell office:value-type="float" office:value="0.3505">
            <text:p>0.3505</text:p>
          </table:table-cell>
          <table:table-cell office:value-type="float" office:value="0.024">
            <text:p>0.02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38.147">
            <text:p>4738.147</text:p>
          </table:table-cell>
          <table:table-cell office:value-type="float" office:value="88898.247">
            <text:p>88898.247</text:p>
          </table:table-cell>
          <table:table-cell office:value-type="float" office:value="4.192">
            <text:p>4.192</text:p>
          </table:table-cell>
          <table:table-cell office:value-type="float" office:value="0.034">
            <text:p>0.034</text:p>
          </table:table-cell>
          <table:table-cell office:value-type="float" office:value="0.575">
            <text:p>0.575</text:p>
          </table:table-cell>
          <table:table-cell office:value-type="float" office:value="0.0345">
            <text:p>0.034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770.483">
            <text:p>4770.483</text:p>
          </table:table-cell>
          <table:table-cell office:value-type="float" office:value="95524.937">
            <text:p>95524.937</text:p>
          </table:table-cell>
          <table:table-cell office:value-type="float" office:value="4.246">
            <text:p>4.246</text:p>
          </table:table-cell>
          <table:table-cell office:value-type="float" office:value="0.045">
            <text:p>0.045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383.876">
            <text:p>4383.876</text:p>
          </table:table-cell>
          <table:table-cell office:value-type="float" office:value="89926.883">
            <text:p>89926.883</text:p>
          </table:table-cell>
          <table:table-cell office:value-type="float" office:value="4.176">
            <text:p>4.176</text:p>
          </table:table-cell>
          <table:table-cell office:value-type="float" office:value="0.5">
            <text:p>0.5</text:p>
          </table:table-cell>
          <table:table-cell office:value-type="float" office:value="0.405">
            <text:p>0.405</text:p>
          </table:table-cell>
          <table:table-cell office:value-type="float" office:value="0.024">
            <text:p>0.024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GPU</text:p>
          </table:table-cell>
          <table:table-cell table:number-columns-repeated="6"/>
        </table:table-row>
        <table:table-row table:style-name="ro1">
          <table:table-cell office:value-type="string">
            <text:p>CYCLES</text:p>
          </table:table-cell>
          <table:table-cell office:value-type="string">
            <text:p>FLOPS</text:p>
          </table:table-cell>
          <table:table-cell office:value-type="string">
            <text:p>IOPS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69.12">
            <text:p>69.12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30.636364">
            <text:p>230.636364</text:p>
          </table:table-cell>
          <table:table-cell office:value-type="float" office:value="235.39">
            <text:p>235.39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6.33">
            <text:p>106.33</text:p>
          </table:table-cell>
          <table:table-cell office:value-type="float" office:value="110.33">
            <text:p>110.3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8.24">
            <text:p>138.24</text:p>
          </table:table-cell>
          <table:table-cell office:value-type="float" office:value="148.57">
            <text:p>148.57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2.8">
            <text:p>172.8</text:p>
          </table:table-cell>
          <table:table-cell office:value-type="float" office:value="185.56">
            <text:p>185.56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Disk</text:p>
          </table:table-cell>
          <table:table-cell table:number-columns-repeated="6"/>
        </table:table-row>
        <table:table-row table:style-name="ro1">
          <table:table-cell table:style-name="ce1" office:value-type="string">
            <text:p>Sequential</text:p>
          </table:table-cell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1B Seq Read</text:p>
          </table:table-cell>
          <table:table-cell office:value-type="string">
            <text:p>1KB Seq Read</text:p>
          </table:table-cell>
          <table:table-cell office:value-type="string">
            <text:p>1MB Seq Read</text:p>
          </table:table-cell>
          <table:table-cell office:value-type="string">
            <text:p>1B Seq Write</text:p>
          </table:table-cell>
          <table:table-cell office:value-type="string">
            <text:p>1KB Seq Write</text:p>
          </table:table-cell>
          <table:table-cell office:value-type="string">
            <text:p>1MB Seq Writ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office:value-type="float" office:value="41.273947">
            <text:p>41.273947</text:p>
          </table:table-cell>
          <table:table-cell table:style-name="ce2" office:value-type="float" office:value="0.709984">
            <text:p>0.709984</text:p>
          </table:table-cell>
          <table:table-cell office:value-type="float" office:value="0.164429">
            <text:p>0.164429</text:p>
          </table:table-cell>
          <table:table-cell table:style-name="ce2" office:value-type="float" office:value="44.17744">
            <text:p>44.17744</text:p>
          </table:table-cell>
          <table:table-cell table:style-name="ce2" office:value-type="float" office:value="2.135696">
            <text:p>2.135696</text:p>
          </table:table-cell>
          <table:table-cell office:value-type="float" office:value="0.989167">
            <text:p>0.9891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.863416">
            <text:p>20.863416</text:p>
          </table:table-cell>
          <table:table-cell table:style-name="ce2" office:value-type="float" office:value="0.52694">
            <text:p>0.52694</text:p>
          </table:table-cell>
          <table:table-cell office:value-type="float" office:value="0.134248">
            <text:p>0.134248</text:p>
          </table:table-cell>
          <table:table-cell office:value-type="float" office:value="22.39035">
            <text:p>22.39035</text:p>
          </table:table-cell>
          <table:table-cell table:style-name="ce2" office:value-type="float" office:value="1.353921">
            <text:p>1.353921</text:p>
          </table:table-cell>
          <table:table-cell office:value-type="float" office:value="0.584053">
            <text:p>0.58405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787898">
            <text:p>10.787898</text:p>
          </table:table-cell>
          <table:table-cell office:value-type="float" office:value="0.323124">
            <text:p>0.323124</text:p>
          </table:table-cell>
          <table:table-cell office:value-type="float" office:value="0.288815">
            <text:p>0.288815</text:p>
          </table:table-cell>
          <table:table-cell office:value-type="float" office:value="11.09144">
            <text:p>11.09144</text:p>
          </table:table-cell>
          <table:table-cell office:value-type="float" office:value="0.563738">
            <text:p>0.563738</text:p>
          </table:table-cell>
          <table:table-cell office:value-type="float" office:value="0.547209">
            <text:p>0.547209</text:p>
          </table:table-cell>
        </table:table-row>
        <table:table-row table:style-name="ro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D-1byte Seq Read</text:p>
          </table:table-cell>
          <table:table-cell office:value-type="string">
            <text:p>SD-1KB Seq Read</text:p>
          </table:table-cell>
          <table:table-cell office:value-type="string">
            <text:p>SD-1MB Seq Read</text:p>
          </table:table-cell>
          <table:table-cell office:value-type="string">
            <text:p>SD-1B Seq Write</text:p>
          </table:table-cell>
          <table:table-cell office:value-type="string">
            <text:p>SD-1KB Seq Write</text:p>
          </table:table-cell>
          <table:table-cell office:value-type="string">
            <text:p>SD-1MB Seq Write</text:p>
          </table:table-cell>
        </table:table-row>
        <table:table-row table:style-name="ro1">
          <table:table-cell/>
          <table:table-cell office:value-type="float" office:value="14.3">
            <text:p>14.3</text:p>
          </table:table-cell>
          <table:table-cell office:value-type="float" office:value="12.34">
            <text:p>12.34</text:p>
          </table:table-cell>
          <table:table-cell office:value-type="float" office:value="4.4">
            <text:p>4.4</text:p>
          </table:table-cell>
          <table:table-cell office:value-type="float" office:value="19.34">
            <text:p>19.34</text:p>
          </table:table-cell>
          <table:table-cell office:value-type="float" office:value="3.378">
            <text:p>3.378</text:p>
          </table:table-cell>
          <table:table-cell office:value-type="float" office:value="90.564">
            <text:p>90.564</text:p>
          </table:table-cell>
        </table:table-row>
        <table:table-row table:style-name="ro1">
          <table:table-cell/>
          <table:table-cell office:value-type="float" office:value="34.5">
            <text:p>34.5</text:p>
          </table:table-cell>
          <table:table-cell office:value-type="float" office:value="3.3">
            <text:p>3.3</text:p>
          </table:table-cell>
          <table:table-cell office:value-type="float" office:value="6.789">
            <text:p>6.789</text:p>
          </table:table-cell>
          <table:table-cell office:value-type="float" office:value="26.3">
            <text:p>26.3</text:p>
          </table:table-cell>
          <table:table-cell office:value-type="float" office:value="67.3">
            <text:p>67.3</text:p>
          </table:table-cell>
          <table:table-cell office:value-type="float" office:value="23.985">
            <text:p>23.985</text:p>
          </table:table-cell>
        </table:table-row>
        <table:table-row table:style-name="ro1">
          <table:table-cell/>
          <table:table-cell office:value-type="float" office:value="66.89">
            <text:p>66.89</text:p>
          </table:table-cell>
          <table:table-cell office:value-type="float" office:value="4.6">
            <text:p>4.6</text:p>
          </table:table-cell>
          <table:table-cell office:value-type="float" office:value="2.3">
            <text:p>2.3</text:p>
          </table:table-cell>
          <table:table-cell office:value-type="float" office:value="10.9">
            <text:p>10.9</text:p>
          </table:table-cell>
          <table:table-cell office:value-type="float" office:value="45.4">
            <text:p>45.4</text:p>
          </table:table-cell>
          <table:table-cell office:value-type="float" office:value="12.3">
            <text:p>12.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1">
          <table:table-cell table:style-name="ce1" office:value-type="string">
            <text:p>Random</text:p>
          </table:table-cell>
          <table:table-cell table:number-columns-repeated="6"/>
        </table:table-row>
        <table:table-row table:style-name="ro1">
          <table:table-cell office:value-type="string">
            <text:p>Threads</text:p>
          </table:table-cell>
          <table:table-cell office:value-type="string">
            <text:p>1B Rand Read</text:p>
          </table:table-cell>
          <table:table-cell office:value-type="string">
            <text:p>1KB Rand Read</text:p>
          </table:table-cell>
          <table:table-cell office:value-type="string">
            <text:p>1MB Rand Read</text:p>
          </table:table-cell>
          <table:table-cell office:value-type="string">
            <text:p>1B Rand Write</text:p>
          </table:table-cell>
          <table:table-cell office:value-type="string">
            <text:p>1KB Rand Write</text:p>
          </table:table-cell>
          <table:table-cell office:value-type="string">
            <text:p>1MB Rand Wri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0.23">
            <text:p>70.23</text:p>
          </table:table-cell>
          <table:table-cell office:value-type="float" office:value="1.850014">
            <text:p>1.850014</text:p>
          </table:table-cell>
          <table:table-cell office:value-type="float" office:value="0.256692">
            <text:p>0.256692</text:p>
          </table:table-cell>
          <table:table-cell office:value-type="float" office:value="80.231">
            <text:p>80.231</text:p>
          </table:table-cell>
          <table:table-cell office:value-type="float" office:value="5.824251">
            <text:p>5.824251</text:p>
          </table:table-cell>
          <table:table-cell office:value-type="float" office:value="1.782805">
            <text:p>1.78280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45">
            <text:p>40.45</text:p>
          </table:table-cell>
          <table:table-cell office:value-type="float" office:value="1.244455">
            <text:p>1.244455</text:p>
          </table:table-cell>
          <table:table-cell office:value-type="float" office:value="0.21691">
            <text:p>0.21691</text:p>
          </table:table-cell>
          <table:table-cell office:value-type="float" office:value="41.983">
            <text:p>41.983</text:p>
          </table:table-cell>
          <table:table-cell table:style-name="ce2" office:value-type="float" office:value="5.041872">
            <text:p>5.041872</text:p>
          </table:table-cell>
          <table:table-cell office:value-type="float" office:value="1.1726">
            <text:p>1.17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0.234">
            <text:p>50.234</text:p>
          </table:table-cell>
          <table:table-cell office:value-type="float" office:value="0.809934">
            <text:p>0.809934</text:p>
          </table:table-cell>
          <table:table-cell office:value-type="float" office:value="0.248322">
            <text:p>0.248322</text:p>
          </table:table-cell>
          <table:table-cell office:value-type="float" office:value="34.523">
            <text:p>34.523</text:p>
          </table:table-cell>
          <table:table-cell office:value-type="float" office:value="2.562604">
            <text:p>2.562604</text:p>
          </table:table-cell>
          <table:table-cell office:value-type="float" office:value="1.691141">
            <text:p>1.691141</text:p>
          </table:table-cell>
        </table:table-row>
        <table:table-row table:style-name="ro3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SD-1B Rand Read</text:p>
          </table:table-cell>
          <table:table-cell office:value-type="string">
            <text:p>1KB Rand Read</text:p>
          </table:table-cell>
          <table:table-cell office:value-type="string">
            <text:p>1MB Rand Read</text:p>
          </table:table-cell>
          <table:table-cell office:value-type="string">
            <text:p>1B Rand Write</text:p>
          </table:table-cell>
          <table:table-cell office:value-type="string">
            <text:p>1KB Rand Write</text:p>
          </table:table-cell>
          <table:table-cell office:value-type="string">
            <text:p>1MB Rand Write</text:p>
          </table:table-cell>
        </table:table-row>
        <table:table-row table:style-name="ro1">
          <table:table-cell/>
          <table:table-cell office:value-type="float" office:value="23.4">
            <text:p>23.4</text:p>
          </table:table-cell>
          <table:table-cell office:value-type="float" office:value="233.9">
            <text:p>233.9</text:p>
          </table:table-cell>
          <table:table-cell office:value-type="float" office:value="102.3">
            <text:p>102.3</text:p>
          </table:table-cell>
          <table:table-cell office:value-type="float" office:value="145.96">
            <text:p>145.96</text:p>
          </table:table-cell>
          <table:table-cell office:value-type="float" office:value="77.93">
            <text:p>77.93</text:p>
          </table:table-cell>
          <table:table-cell office:value-type="float" office:value="394.34">
            <text:p>394.34</text:p>
          </table:table-cell>
        </table:table-row>
        <table:table-row table:style-name="ro1">
          <table:table-cell/>
          <table:table-cell office:value-type="float" office:value="656.34">
            <text:p>656.34</text:p>
          </table:table-cell>
          <table:table-cell office:value-type="float" office:value="56.3">
            <text:p>56.3</text:p>
          </table:table-cell>
          <table:table-cell office:value-type="float" office:value="89.045">
            <text:p>89.045</text:p>
          </table:table-cell>
          <table:table-cell office:value-type="float" office:value="13.4">
            <text:p>13.4</text:p>
          </table:table-cell>
          <table:table-cell office:value-type="float" office:value="364.6">
            <text:p>364.6</text:p>
          </table:table-cell>
          <table:table-cell office:value-type="float" office:value="230.34">
            <text:p>230.34</text:p>
          </table:table-cell>
        </table:table-row>
        <table:table-row table:style-name="ro1">
          <table:table-cell/>
          <table:table-cell office:value-type="float" office:value="10.3">
            <text:p>10.3</text:p>
          </table:table-cell>
          <table:table-cell office:value-type="float" office:value="343.4">
            <text:p>343.4</text:p>
          </table:table-cell>
          <table:table-cell office:value-type="float" office:value="450.34">
            <text:p>450.34</text:p>
          </table:table-cell>
          <table:table-cell office:value-type="float" office:value="45.349">
            <text:p>45.349</text:p>
          </table:table-cell>
          <table:table-cell office:value-type="float" office:value="563.5">
            <text:p>563.5</text:p>
          </table:table-cell>
          <table:table-cell office:value-type="float" office:value="289.23">
            <text:p>289.23</text:p>
          </table:table-cell>
        </table:table-row>
      </table:table>
      <table:table table:name="Sheet2" table:style-name="ta1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3T21:55:32</meta:creation-date>
    <dc:date>2014-09-23T23:02:56</dc:date>
    <dc:creator>Sandeep </dc:creator>
    <meta:editing-duration>PT55M45S</meta:editing-duration>
    <meta:editing-cycles>16</meta:editing-cycles>
    <meta:generator>LibreOffice/3.5$Linux_X86_64 LibreOffice_project/350m1$Build-2</meta:generator>
    <meta:document-statistic meta:table-count="3" meta:cell-count="268" meta:object-count="0"/>
  </office:meta>
</office:document-meta>
</file>